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justify" fo:margin-bottom="8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00.00%" fo:text-align="justify" fo:margin-bottom="10.00pt"/>
    </style:style>
    <style:style style:name="P4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/></text:p>
      <text:p text:style-name="P1"><text:span text:style-name="T1">Algorithm_Data Structures</text:span></text:p>
      <text:p text:style-name="P1"><text:span text:style-name="T1">Exercise 7: Financial Forecasting</text:span></text:p>
      <text:p text:style-name="P2"><text:span text:style-name="T2">In this program a recursive approach is used in financial forecasting, particularly for calculating future amount based on simple interest formula. </text:span></text:p>
      <text:p text:style-name="P3"><text:span text:style-name="T3">Recursive Approach Explaination:</text:span></text:p>
      <text:p text:style-name="P3"><text:span text:style-name="T4">The simple_interest_func() takes in inputs such as prinicipal amount, rate and years as a parameter to compute the simple interest future amount. <text:line-break/></text:span><draw:frame text:anchor-type="as-char" svg:width="152.40mm" svg:height="62.44mm" style:rel-width="scale" style:rel-height="scale"><draw:object-ole xlink:href="OleObj1"/><draw:image xlink:href="ObjectReplacements/OleObj1"/></draw:frame><text:span text:style-name="T4"/></text:p>
      <text:p text:style-name="P4"><text:span text:style-name="T5">It does the following actions for every recursion:<text:line-break/>1) The method calls itself, reducing the number of years until it reaches 0.</text:span></text:p>
      <text:p text:style-name="P4"><text:span text:style-name="T5">2) Each recursive call adds the simple interest for that year to the total.</text:span></text:p>
      <text:p text:style-name="P4"><text:span text:style-name="T6">Time Complexity: </text:span></text:p>
      <text:p text:style-name="P4"><text:span text:style-name="T7">O(n), where n is the number of years, i.e,<text:s/></text:span><text:span text:style-name="T8">one call<text:s/></text:span><text:span text:style-name="T9">for each</text:span><text:span text:style-name="T10"><text:s/>year.</text:span><text:span text:style-name="T11"/></text:p>
      <text:p text:style-name="P4"><text:span text:style-name="T12">It<text:s/></text:span><text:span text:style-name="T13">means that for every year in the input, the recursive function makes exactly one function call, so the number of operations grows linearly with the number of years. For example:</text:span><text:span text:style-name="T14"><text:s/></text:span><text:span text:style-name="T15">5 years<text:s/></text:span><text:span text:style-name="T16">→</text:span><text:span text:style-name="T17"><text:s/>5 calls and 1000 years<text:s/></text:span><text:span text:style-name="T18">→</text:span><text:span text:style-name="T19"><text:s/>1000 calls. </text:span></text:p>
      <text:p text:style-name="P4"><text:span text:style-name="T20">Optimisation Techniques:</text:span></text:p>
      <text:p text:style-name="P4"><text:span text:style-name="T21">Replacing the recursive function with the actual mathematic formula optimises the overall program. This method uses the well-known mathematical formula for simple interest, which directly computes the total amount after a given number of years without looping or recursion. The formula is:</text:span></text:p>
      <text:p text:style-name="P4"><text:span text:style-name="T21">Amount=P+(P×r×t)</text:span></text:p>
      <text:p text:style-name="P4"><text:span text:style-name="T21">This approach is extremely efficient as:</text:span></text:p>
      <text:p text:style-name="P4"><text:span text:style-name="T21">1) It performs the calculation in constant time, no matter how large years is.</text:span></text:p>
      <text:p text:style-name="P4"><text:span text:style-name="T21">2) It doesn’t need to allocate additional memory or rely on loops.</text:span></text:p>
      <text:p text:style-name="P4"><text:span text:style-name="T21">3) It’s highly accurate and preferred in financial software when assumptions (e.g., fixed rate, simple interest) hold true.</text:span></text:p>
      <text:p text:style-name="P4"><text:span text:style-name="T21">The</text:span><text:span text:style-name="T22"><text:s/></text:span><text:span text:style-name="T23">iterative</text:span><text:span text:style-name="T24"><text:s/></text:span><text:span text:style-name="T25">version</text:span><text:span text:style-name="T26"><text:s/></text:span><text:span text:style-name="T27">avoids</text:span><text:span text:style-name="T28"><text:s/></text:span><text:span text:style-name="T29">memory</text:span><text:span text:style-name="T30"><text:s/></text:span><text:span text:style-name="T31">issues</text:span><text:span text:style-name="T32">,<text:s/></text:span><text:span text:style-name="T33">and</text:span><text:span text:style-name="T34"><text:s/></text:span><text:span text:style-name="T35">the</text:span><text:span text:style-name="T36"><text:s/></text:span><text:span text:style-name="T37">formula</text:span><text:span text:style-name="T38">-</text:span><text:span text:style-name="T39">based</text:span><text:span text:style-name="T40"><text:s/></text:span><text:span text:style-name="T41">method</text:span><text:span text:style-name="T42"><text:s/></text:span><text:span text:style-name="T43">is</text:span><text:span text:style-name="T44"><text:s/></text:span><text:span text:style-name="T45">the</text:span><text:span text:style-name="T46"><text:s/></text:span><text:span text:style-name="T47">fastest</text:span><text:span text:style-name="T48"><text:s/></text:span><text:span text:style-name="T49">and</text:span><text:span text:style-name="T50"><text:s/></text:span><text:span text:style-name="T51">most</text:span><text:span text:style-name="T52"><text:s/></text:span><text:span text:style-name="T53">reliable</text:span><text:span text:style-name="T54"><text:s/></text:span><text:span text:style-name="T55">way</text:span><text:span text:style-name="T56"><text:s/></text:span><text:span text:style-name="T57">to</text:span><text:span text:style-name="T58"><text:s/></text:span><text:span text:style-name="T59">compute</text:span><text:span text:style-name="T60"><text:s/></text:span><text:span text:style-name="T61">simple</text:span><text:span text:style-name="T62"><text:s/></text:span><text:span text:style-name="T63">interest</text:span><text:span text:style-name="T64">.<text:s/></text:span><text:span text:style-name="T65">When</text:span><text:span text:style-name="T66"><text:s/></text:span><text:span text:style-name="T67">simplicity</text:span><text:span text:style-name="T68"><text:s/></text:span><text:span text:style-name="T69">and</text:span><text:span text:style-name="T70"><text:s/></text:span><text:span text:style-name="T71">performance</text:span><text:span text:style-name="T72"><text:s/></text:span><text:span text:style-name="T73">are</text:span><text:span text:style-name="T74"><text:s/></text:span><text:span text:style-name="T75">both</text:span><text:span text:style-name="T76"><text:s/></text:span><text:span text:style-name="T77">important</text:span><text:span text:style-name="T78">,<text:s/></text:span><text:span text:style-name="T79">using</text:span><text:span text:style-name="T80"><text:s/></text:span><text:span text:style-name="T81">the</text:span><text:span text:style-name="T82"><text:s/></text:span><text:span text:style-name="T83">formula</text:span><text:span text:style-name="T84"><text:s/></text:span><text:span text:style-name="T85">is</text:span><text:span text:style-name="T86"><text:s/></text:span><text:span text:style-name="T87">the</text:span><text:span text:style-name="T88"><text:s/></text:span><text:span text:style-name="T89">preferred</text:span><text:span text:style-name="T90"><text:s/></text:span><text:span text:style-name="T91">approach</text:span><text:span text:style-name="T92">.</text:span><text:span text:style-name="T93"/></text:p>
      <text:p text:style-name="P4"><text:span text:style-name="T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